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, Consolas, 'Courier New', monospace"/>
  </office:font-face-decls>
  <office:automatic-styles>
    <style:style style:name="Tabela1" style:family="table">
      <style:table-properties style:width="15.464cm" fo:margin-left="-0.053cm" fo:margin-top="0cm" fo:margin-bottom="0cm" table:align="left" style:writing-mode="page"/>
    </style:style>
    <style:style style:name="Tabela1.A" style:family="table-column">
      <style:table-column-properties style:column-width="4.653cm"/>
    </style:style>
    <style:style style:name="Tabela1.B" style:family="table-column">
      <style:table-column-properties style:column-width="10.811cm"/>
    </style:style>
    <style:style style:name="Tabela1.1" style:family="table-row">
      <style:table-row-properties style:min-row-height="0.695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margin-left="1.27cm" fo:text-indent="0cm" style:auto-text-indent="false"/>
      <style:text-properties fo:font-weight="bold" officeooo:paragraph-rsid="002fc075" style:font-weight-asian="bold" style:font-weight-complex="bold"/>
    </style:style>
    <style:style style:name="P3" style:family="paragraph" style:parent-style-name="Standard">
      <style:paragraph-properties fo:margin-top="0cm" fo:margin-bottom="1.499cm" style:contextual-spacing="true" fo:line-height="150%"/>
      <style:text-properties fo:color="#000000" loext:opacity="100%" style:font-name="Arial" fo:font-size="12pt" officeooo:paragraph-rsid="002fc075" style:font-size-asian="12pt" style:font-size-complex="12pt"/>
    </style:style>
    <style:style style:name="P4" style:family="paragraph" style:parent-style-name="Standard">
      <style:paragraph-properties fo:margin-top="0cm" fo:margin-bottom="1.499cm" style:contextual-spacing="true" fo:line-height="150%"/>
      <style:text-properties fo:color="#000000" loext:opacity="100%" style:font-name="Arial" fo:font-size="12pt" officeooo:paragraph-rsid="00353f77" style:font-size-asian="12pt" style:font-size-complex="12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paragraph-rsid="002fc075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2fc075"/>
    </style:style>
    <style:style style:name="P7" style:family="paragraph" style:parent-style-name="Standard">
      <style:text-properties officeooo:paragraph-rsid="002fc075"/>
    </style:style>
    <style:style style:name="P8" style:family="paragraph" style:parent-style-name="Standard">
      <style:text-properties fo:color="#000000" loext:opacity="100%" style:font-name="Arial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3f77" style:font-weight-asian="bold"/>
    </style:style>
    <style:style style:name="T3" style:family="text">
      <style:text-properties fo:color="#000000" loext:opacity="100%" style:font-name="Arial" fo:font-size="12pt" officeooo:rsid="00353f77" style:font-size-asian="12pt" style:font-size-complex="12pt"/>
    </style:style>
    <style:style style:name="T4" style:family="text">
      <style:text-properties fo:color="#000000" loext:opacity="100%" style:font-name="Arial" fo:font-size="12pt" fo:font-weight="bold" officeooo:rsid="00353f77" style:font-size-asian="12pt" style:font-weight-asian="bold" style:font-size-complex="12pt" style:font-weight-complex="bold"/>
    </style:style>
    <style:style style:name="T5" style:family="text">
      <style:text-properties officeooo:rsid="00353f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><text:span text:style-name="T1">TAREFA PRÁTICA </text:span><text:span text:style-name="T2">PYTHON</text:span>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6">NOME: Well Christina Costa Sous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6">data: 06/09/2024</text:p>
          </table:table-cell>
          <table:table-cell table:style-name="Tabela1.A1" office:value-type="string">
            <text:p text:style-name="P6">Disciplina: Fundamentos de Informática</text:p>
          </table:table-cell>
        </table:table-row>
      </table:table>
      <text:p text:style-name="P7"/>
      <text:p text:style-name="P3"/>
      <text:p text:style-name="P4"><text:span text:style-name="T5">1-</text:span>Crie uma função que cadastre pessoas em python, com os seguintes atributos inseridos pelo usuário: Nome, Idade, Email, Cidade; </text:p>
      <text:p text:style-name="P4"/>
      <text:p text:style-name="P4"><text:span text:style-name="T5">2-</text:span>Quando o usuário digitar 0, em qualquer um dos atributos, o programa para sua execução, e todos os dados digitados tem de ser imprimidos. </text:p>
      <text:p text:style-name="P4"/>
      <text:p text:style-name="Standard"><text:span text:style-name="T4">Código criado:</text:span><text:span text:style-name="T3"><text:line-break/></text:span>while True:</text:p>
      <text:p text:style-name="Standard">  nome = input("Qual é o seu nome?")</text:p>
      <text:p text:style-name="Standard">  if nome == "0":</text:p>
      <text:p text:style-name="Standard">    break</text:p>
      <text:p text:style-name="Standard">  pronome = input("Qual pronome você usa?")</text:p>
      <text:p text:style-name="Standard">  if pronome == "0":</text:p>
      <text:p text:style-name="Standard">    break</text:p>
      <text:p text:style-name="Standard">  idade = input("Qual é a sua idade?")</text:p>
      <text:p text:style-name="Standard">  if idade == "0":</text:p>
      <text:p text:style-name="Standard">    break</text:p>
      <text:p text:style-name="Standard">  email = input("Qual é o seu email?")</text:p>
      <text:p text:style-name="Standard">  if email == "0":</text:p>
      <text:p text:style-name="Standard">    break</text:p>
      <text:p text:style-name="Standard">  cidade = input("Qual é a cidade você mora?")</text:p>
      <text:p text:style-name="Standard">  if cidade == "0":</text:p>
      <text:p text:style-name="Standard">    break</text:p>
      <text:p text:style-name="Standard"/>
      <text:p text:style-name="Standard">  print("\nDados cadastrados:")</text:p>
      <text:p text:style-name="Standard"/>
      <text:p text:style-name="Standard">  print(f"nome: {nome} \npronome: {pronome} \nidade: {idade} \nemail: {email} \ncidade: {cidade}")</text:p>
      <text:p text:style-name="Standard"> </text:p>
      <text:p text:style-name="Standard"/>
      <text:p text:style-name="Standard">  opcao = input("\nDesejar continuar? (s/n)")</text:p>
      <text:p text:style-name="Standard"/>
      <text:p text:style-name="Standard">  if opcao.lower() == "n":</text:p>
      <text:p text:style-name="Standard">    print("Adeus")</text:p>
      <text:p text:style-name="Standard">    break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fo:color="#ff0000" loext:opacity="100%" fo:font-size="12pt" fo:font-weight="bold" style:font-size-asian="12pt" style:font-weight-asian="bold" style:font-size-complex="12pt"/>
    </style:style>
    <style:style style:name="ListLabel_20_11" style:display-name="ListLabel 11" style:family="text">
      <style:text-properties fo:color="#ff0000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12" style:display-name="ListLabel 12" style:family="text">
      <style:text-properties fo:color="#1155cc" loext:opacity="100%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ListLabel_20_13" style:display-name="ListLabel 13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width="1cm" draw:fill-image-height="1cm" style:repeat="no-repeat" draw:fill-image-ref-point-x="0%" draw:fill-image-ref-point-y="0%" draw:fill-image-ref-point="top-right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cm" draw:fill-image-height="1cm" style:repeat="no-repeat" draw:fill-image-ref-point-x="0%" draw:fill-image-ref-point-y="0%" draw:fill-image-ref-point="top-right" draw:tile-repeat-offset="0% vertica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4:55:27.935000000</meta:creation-date>
    <meta:generator>LibreOffice/7.6.7.2$Windows_X86_64 LibreOffice_project/dd47e4b30cb7dab30588d6c79c651f218165e3c5</meta:generator>
    <dc:date>2024-09-06T16:46:18.441000000</dc:date>
    <meta:editing-duration>PT5H4M48S</meta:editing-duration>
    <meta:editing-cycles>13</meta:editing-cycles>
    <meta:document-statistic meta:table-count="1" meta:image-count="0" meta:object-count="0" meta:page-count="1" meta:paragraph-count="30" meta:word-count="145" meta:character-count="969" meta:non-whitespace-character-count="794"/>
  </office:meta>
</office:document-meta>
</file>